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48764000">
            <text:p>48,76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Howard</text:p>
          </table:table-cell>
          <table:table-cell table:style-name="Default" office:value-type="float" office:value="5292000">
            <text:p>5292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293000">
            <text:p>87,293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D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0096000">
            <text:p>60,096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067000">
            <text:p>87,067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9394000">
            <text:p>49,3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6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6:14:54</dc:date>
    <meta:editing-duration>P341DT5H22M9S</meta:editing-duration>
    <meta:editing-cycles>663</meta:editing-cycles>
    <dc:creator>Ben Miller</dc:creator>
    <meta:document-statistic meta:table-count="11" meta:cell-count="2537" meta:object-count="0"/>
    <meta:user-defined meta:name=""/>
  </office:meta>
</office:document-meta>
</file>